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cb05f"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cb05f"/>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cb05f"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7"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1cb05f" officeooo:paragraph-rsid="001cb05f"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4e8806"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73fc4"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a52d8"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cb05f" style:font-name-asian="ArialMT" style:font-size-asian="13pt" style:font-weight-asian="bold" style:font-name-complex="ArialMT" style:font-size-complex="13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8bcc8" style:font-name-asian="ArialMT" style:font-size-asian="12pt" style:font-weight-asian="normal" style:font-name-complex="ArialMT" style:font-size-complex="12pt" style:font-weight-complex="normal"/>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5f066"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8ab9a" style:font-name-asian="ArialMT" style:font-size-asian="12pt" style:font-weight-asian="normal" style:font-name-complex="ArialMT" style:font-size-complex="12pt" style:font-weight-complex="normal"/>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e47e2" style:font-name-asian="ArialMT" style:font-size-asian="12pt" style:font-weight-asian="normal" style:font-name-complex="ArialMT" style:font-size-complex="12pt" style:font-weight-complex="normal"/>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2663a" officeooo:paragraph-rsid="0058bcc8"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9fce"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4e8806" style:font-name-asian="ArialMT" style:font-size-asian="12pt" style:font-weight-asian="normal" style:font-name-complex="ArialMT" style:font-size-complex="12pt" style:font-weight-complex="normal"/>
    </style:style>
    <style:style style:name="P3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25f066" style:font-name-asian="ArialMT" style:font-size-asian="12pt" style:font-weight-asian="bold" style:font-name-complex="ArialMT" style:font-size-complex="12pt" style:font-weight-complex="bold"/>
    </style:style>
    <style:style style:name="P3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style:font-name-asian="ArialMT" style:font-size-asian="12pt" style:font-weight-asian="bold" style:font-name-complex="ArialMT" style:font-size-complex="12pt" style:font-weight-complex="bold"/>
    </style:style>
    <style:style style:name="P3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38ab9a" style:font-name-asian="ArialMT" style:font-size-asian="12pt" style:font-weight-asian="bold" style:font-name-complex="ArialMT" style:font-size-complex="12pt" style:font-weight-complex="bold"/>
    </style:style>
    <style:style style:name="P3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436a21" style:font-name-asian="ArialMT" style:font-size-asian="12pt" style:font-weight-asian="normal" style:font-name-complex="ArialMT" style:font-size-complex="12pt" style:font-weight-complex="normal"/>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3e47e2" style:font-name-asian="ArialMT" style:font-size-asian="12pt" style:font-weight-asian="normal" style:font-name-complex="ArialMT" style:font-size-complex="12pt" style:font-weight-complex="normal"/>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436a21" style:font-name-asian="ArialMT" style:font-size-asian="12pt" style:font-weight-asian="bold" style:font-name-complex="ArialMT" style:font-size-complex="12pt" style:font-weight-complex="bold"/>
    </style:style>
    <style:style style:name="P3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9" style:family="paragraph" style:parent-style-name="Standard" style:list-style-name="L1">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style:font-name="Arial"/>
    </style:style>
    <style:style style:name="T13" style:family="text">
      <style:text-properties style:font-name="Arial" fo:font-weight="normal" style:font-weight-asian="normal" style:font-weight-complex="normal"/>
    </style:style>
    <style:style style:name="T14" style:family="text">
      <style:text-properties style:font-name="Arial" officeooo:rsid="003e47e2"/>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3e47e2" style:font-weight-asian="bold" style:font-weight-complex="bold"/>
    </style:style>
    <style:style style:name="T18" style:family="text">
      <style:text-properties style:font-name="Courier New" fo:font-style="normal" style:font-style-asian="normal" style:font-style-complex="normal"/>
    </style:style>
    <style:style style:name="T19" style:family="text">
      <style:text-properties style:font-name="Courier New" fo:font-style="normal" officeooo:rsid="0043c90f" style:font-style-asian="normal" style:font-style-complex="normal"/>
    </style:style>
    <style:style style:name="T20" style:family="text">
      <style:text-properties style:font-name="Courier New" officeooo:rsid="003e47e2"/>
    </style:style>
    <style:style style:name="T21" style:family="text">
      <style:text-properties fo:font-weight="bold" style:font-weight-asian="bold" style:font-weight-complex="bold"/>
    </style:style>
    <style:style style:name="T22" style:family="text">
      <style:text-properties officeooo:rsid="002bc07d"/>
    </style:style>
    <style:style style:name="T23" style:family="text">
      <style:text-properties officeooo:rsid="002f498c"/>
    </style:style>
    <style:style style:name="T24" style:family="text">
      <style:text-properties officeooo:rsid="0032663a"/>
    </style:style>
    <style:style style:name="T25" style:family="text">
      <style:text-properties officeooo:rsid="00379fce"/>
    </style:style>
    <style:style style:name="T26" style:family="text">
      <style:text-properties fo:font-weight="normal" officeooo:rsid="00379fce" style:font-weight-asian="normal" style:font-weight-complex="normal"/>
    </style:style>
    <style:style style:name="T27" style:family="text">
      <style:text-properties officeooo:rsid="0037a16e"/>
    </style:style>
    <style:style style:name="T28" style:family="text">
      <style:text-properties style:font-name="Arial1" fo:font-weight="normal" officeooo:rsid="00379fce" style:font-weight-asian="normal" style:font-weight-complex="normal"/>
    </style:style>
    <style:style style:name="T29" style:family="text">
      <style:text-properties style:font-name="Arial1" fo:font-weight="normal" officeooo:rsid="0038ab9a" style:font-weight-asian="normal" style:font-weight-complex="normal"/>
    </style:style>
    <style:style style:name="T30" style:family="text">
      <style:text-properties style:font-name="Arial1" officeooo:rsid="0038ab9a"/>
    </style:style>
    <style:style style:name="T31" style:family="text">
      <style:text-properties style:font-name="Arial1" officeooo:rsid="0039cca0"/>
    </style:style>
    <style:style style:name="T32" style:family="text">
      <style:text-properties style:font-name="Arial1" officeooo:rsid="003e47e2"/>
    </style:style>
    <style:style style:name="T33" style:family="text">
      <style:text-properties officeooo:rsid="003d15c1"/>
    </style:style>
    <style:style style:name="T34" style:family="text">
      <style:text-properties officeooo:rsid="003e47e2"/>
    </style:style>
    <style:style style:name="T35" style:family="text">
      <style:text-properties style:font-name="Courier new"/>
    </style:style>
    <style:style style:name="T36" style:family="text">
      <style:text-properties style:font-name="Courier new" officeooo:rsid="003e47e2"/>
    </style:style>
    <style:style style:name="T37" style:family="text">
      <style:text-properties style:font-name="Courier new" officeooo:rsid="00473fc4"/>
    </style:style>
    <style:style style:name="T38" style:family="text">
      <style:text-properties officeooo:rsid="003f7075"/>
    </style:style>
    <style:style style:name="T39" style:family="text">
      <style:text-properties officeooo:rsid="003fcb79"/>
    </style:style>
    <style:style style:name="T40" style:family="text">
      <style:text-properties officeooo:rsid="00417e17"/>
    </style:style>
    <style:style style:name="T41" style:family="text">
      <style:text-properties officeooo:rsid="0045c9a8"/>
    </style:style>
    <style:style style:name="T42" style:family="text">
      <style:text-properties officeooo:rsid="00473fc4"/>
    </style:style>
    <style:style style:name="T43" style:family="text">
      <style:text-properties officeooo:rsid="0049a7a3"/>
    </style:style>
    <style:style style:name="T44" style:family="text">
      <style:text-properties officeooo:rsid="004aff2d"/>
    </style:style>
    <style:style style:name="T45" style:family="text">
      <style:text-properties officeooo:rsid="004d9e7b"/>
    </style:style>
    <style:style style:name="T46" style:family="text">
      <style:text-properties officeooo:rsid="0052d751"/>
    </style:style>
    <style:style style:name="T47" style:family="text">
      <style:text-properties officeooo:rsid="00599c1b"/>
    </style:style>
    <style:style style:name="T48" style:family="text">
      <style:text-properties officeooo:rsid="005c71ba"/>
    </style:style>
    <style:style style:name="T49" style:family="text">
      <style:text-properties officeooo:rsid="005dba2a"/>
    </style:style>
    <style:style style:name="T50" style:family="text">
      <style:text-properties officeooo:rsid="005fbf07"/>
    </style:style>
    <style:style style:name="T51" style:family="text">
      <style:text-properties officeooo:rsid="0060a359"/>
    </style:style>
    <style:style style:name="T52" style:family="text">
      <style:text-properties officeooo:rsid="006330b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niversité </text:span><text:span text:style-name="T9">de </text:span><text:span text:style-name="T8">Montpellier</text:span></text:p>
      <text:p text:style-name="P3"><text:span text:style-name="T8">Faculté des Sciences</text:span><text:span text:style-name="T7"> </text:span></text:p>
      <text:p text:style-name="P15">Département Informatique</text:p>
      <text:p text:style-name="P4"/>
      <text:p text:style-name="P2"><text:span text:style-name="T4">Filière</text:span><text:span text:style-name="T5"> : M</text:span><text:span text:style-name="T6">aster</text:span><text:span text:style-name="T5"> </text:span><text:span text:style-name="T6">I</text:span><text:span text:style-name="T5">nformatique</text:span><text:span text:style-name="T7"> <text:tab/><text:tab/><text:tab/><text:tab/><text:tab/></text:span><text:span text:style-name="T4">Intervenant :</text:span><text:span text:style-name="T5"> Chouki TIBERMACINE</text:span></text:p>
      <text:p text:style-name="P13">TP <text:span text:style-name="T22">4</text:span></text:p>
      <text:p text:style-name="P13">Introduction au framework OSGi</text:p>
      <text:p text:style-name="P14"/>
      <text:p text:style-name="P18"><text:span text:style-name="T10">Exercice 1.</text:span> Mini-tutoriel Equinox <text:span text:style-name="T27">(et Apache Felix)</text:span></text:p>
      <text:list xml:id="list1686646967" text:style-name="L1">
        <text:list-item>
          <text:p text:style-name="P21">Mettre en place l'environnement de travail :</text:p>
          <text:list>
            <text:list-item>
              <text:p text:style-name="P21">Télécharger Equinox :</text:p>
              <text:list>
                <text:list-item>
                  <text:p text:style-name="P22">Sur <text:span text:style-name="T27">le dépôt Github ctiber/composants</text:span>, <text:span text:style-name="T25">t</text:span>élécharger le fichier org.eclipse.osgi_xxx.jar se trouvant ici <text:s/><text:span text:style-name="T24">(v3.7)</text:span></text:p>
                  <text:p text:style-name="P28">Depuis la version 3.8 le démarrage du framework en mode console nécessite d’autres jar (console gogo shell (gosh) de Felix) et une configuration particulière</text:p>
                </text:list-item>
              </text:list>
            </text:list-item>
            <text:list-item>
              <text:p text:style-name="P29">Ce même TP peut être fait avec la dernière version d’Apache Felix : (solution recommandée)</text:p>
            </text:list-item>
          </text:list>
        </text:list-item>
      </text:list>
      <text:p text:style-name="P6"><text:span text:style-name="T25"><text:tab/><text:tab/></text:span><text:a xlink:type="simple" xlink:href="http://felix.apache.org/downloads.cgi" text:style-name="Internet_20_link" text:visited-style-name="Visited_20_Internet_20_Link"><text:span text:style-name="T25">http://felix.apache.org/downloads.cgi</text:span></text:a></text:p>
      <text:list xml:id="list163152178725380" text:continue-numbering="true" text:style-name="L1">
        <text:list-item>
          <text:list>
            <text:list-item>
              <text:list>
                <text:list-item>
                  <text:list>
                    <text:list-header>
                      <text:p text:style-name="P23"/>
                    </text:list-header>
                  </text:list>
                </text:list-item>
              </text:list>
            </text:list-item>
          </text:list>
        </text:list-item>
        <text:list-item>
          <text:p text:style-name="P21">Démarrer <text:span text:style-name="T23">le framework </text:span>Equinox :</text:p>
          <text:list>
            <text:list-item>
              <text:p text:style-name="P24">Aller dans le répertoire où se trouve le JAR téléchargé et taper la commande :</text:p>
              <text:p text:style-name="P31">java -jar org.eclipse.osgi_3.7.1.R37x_v20110808-1106.jar -console</text:p>
              <text:p text:style-name="P34">Pour Felix (en se mettant dans le répertoire d’installation) : </text:p>
              <text:p text:style-name="P36">java -jar bin/felix.jar</text:p>
            </text:list-item>
            <text:list-item>
              <text:p text:style-name="P32"><text:span text:style-name="T13">Après quelques instants, vous aurez accès au prompt OSGi : </text:span>osgi&gt; <text:span text:style-name="T26">ou</text:span><text:span text:style-name="T25"> g!</text:span></text:p>
            </text:list-item>
          </text:list>
          <text:p text:style-name="P21"/>
        </text:list-item>
        <text:list-item>
          <text:p text:style-name="P21">Saisir la commande <text:span text:style-name="T11">help</text:span> pour tester l'environnement (<text:span text:style-name="T50">affiche </text:span>toutes les commandes possibles à partir de ce prompt) :</text:p>
          <text:p text:style-name="P32">osgi&gt; help <text:span text:style-name="T26">ou</text:span><text:span text:style-name="T25"> g ! help</text:span></text:p>
          <text:list>
            <text:list-item>
              <text:list>
                <text:list-item>
                  <text:list>
                    <text:list-item>
                      <text:list>
                        <text:list-header>
                          <text:p text:style-name="P39"/>
                        </text:list-header>
                      </text:list>
                    </text:list-item>
                  </text:list>
                </text:list-item>
              </text:list>
            </text:list-item>
          </text:list>
        </text:list-item>
        <text:list-item>
          <text:p text:style-name="P21">Saisir la commande <text:span text:style-name="T11">ss</text:span> (qui veut dire « <text:span text:style-name="T11">short status</text:span> ») et observer ce qui se passe :</text:p>
          <text:p text:style-name="P32">osgi&gt; ss <text:span text:style-name="T26">(</text:span><text:span text:style-name="T28">pour la dernière version de Felix :</text:span><text:span text:style-name="T26"> </text:span><text:span text:style-name="T25">g ! lb</text:span><text:span text:style-name="T26">)</text:span></text:p>
          <text:p text:style-name="P21">Cette commande affiche la liste des bundles OSGi installés dans le conteneur, leur id et leur état (Active, Installed, Resolved, ...). La première fois que vous démarrez cet environnement, il y a déjà un bundle installé et actif ; il s'agit d'Equinox <text:span text:style-name="T25">(ou bien dans Felix, plusieurs bundles sont installés pour démarrer le framework en mode console)</text:span></text:p>
          <text:p text:style-name="P21"/>
        </text:list-item>
        <text:list-item>
          <text:p text:style-name="P25">Saisir la commande <text:span text:style-name="T11">headers &lt;id-du-bundle&gt;</text:span> pour afficher le contenu du Manifest du bundle dont l'identifiant est <text:span text:style-name="T11">&lt;id-du-bundle&gt;</text:span> : <text:span text:style-name="T30">(même chose pour Felix)</text:span></text:p>
          <text:p text:style-name="P32">osgi&gt; headers 0 </text:p>
          <text:p text:style-name="P32"/>
        </text:list-item>
        <text:list-item>
          <text:p text:style-name="P21">Saisir la commande bundle &lt;id-du-bundle&gt; pour afficher l'état détaillé d'un bundle :</text:p>
          <text:p text:style-name="P33">osgi&gt; bundle 0 <text:span text:style-name="T29">(même chose pour Felix)</text:span></text:p>
          <text:p text:style-name="P21"/>
        </text:list-item>
        <text:list-item>
          <text:p text:style-name="P25">Quitter l'environnement Equinox : <text:span text:style-name="T16">osgi&gt; close </text:span><text:span text:style-name="T30">(pour Felix, </text:span><text:span text:style-name="T31">Ctrl-c</text:span><text:span text:style-name="T30">)</text:span></text:p>
          <text:p text:style-name="P32"/>
        </text:list-item>
        <text:list-item>
          <text:p text:style-name="P21"><text:soft-page-break/>Vous pouvez démarrer ce prompt en lançant Eclipse en mode console. En effet, lorsque vous démarrez Eclipse, il s'agit d'Equinox qui <text:span text:style-name="T33">est démarré</text:span>, et qui charge les bundles (plugins) correspondants à <text:span text:style-name="T43">votre installation d’</text:span>Eclipse<text:span text:style-name="T33"> </text:span>:</text:p>
          <text:p text:style-name="P32">eclipse -console</text:p>
          <text:p text:style-name="P37">Le prompt <text:span text:style-name="T16">osgi&gt;</text:span> s'affiche. Vous pouvez ainsi saisir : <text:span text:style-name="T16">osgi&gt; ss </text:span><text:span text:style-name="T12">et voir les bundles qui constituent Eclipse déployés dans le container OSGi Equinox.</text:span></text:p>
          <text:p text:style-name="P21">Quitter ce prompt <text:span text:style-name="T34">(</text:span><text:span text:style-name="T36">stop 0</text:span><text:span text:style-name="T34">, pour désactiver le bundle dont l’id est 0, c’est à dire Equinox) </text:span>et revenez sur celui obtenu en démarrant Equinox/<text:span text:style-name="T34">Felix</text:span></text:p>
        </text:list-item>
        <text:list-item>
          <text:p text:style-name="P21">Gérer le cycle de vie d'un bundle (l'installer, l'activer, l'arrêter,...) : <text:span text:style-name="T41">à faire dans l’ex. 2</text:span></text:p>
          <text:list>
            <text:list-item>
              <text:p text:style-name="P21">Installer un bundle : <text:span text:style-name="T16">osgi&gt; install file:&lt;repertoire/fichier.jar&gt;</text:span></text:p>
              <text:p text:style-name="P35">Même chose sur Felix</text:p>
            </text:list-item>
            <text:list-item>
              <text:p text:style-name="P21">Consulter les bundles installés (vérifier l'identifiant du bundle) : <text:s/><text:span text:style-name="T16">osgi&gt; ss </text:span><text:span text:style-name="T20">(</text:span><text:span text:style-name="T32">ou</text:span><text:span text:style-name="T17"> g ! lb</text:span><text:span text:style-name="T20">)</text:span></text:p>
            </text:list-item>
            <text:list-item>
              <text:p text:style-name="P26">Activer un bundle : <text:s/><text:span text:style-name="T16">osgi&gt; start &lt;id-du-bundle&gt; </text:span><text:span text:style-name="T32">(même chose sur Felix)</text:span></text:p>
              <text:p text:style-name="P21">La méthode <text:span text:style-name="T15">start</text:span> de la classe « Activator » est invoquée, le cas échéant</text:p>
            </text:list-item>
            <text:list-item>
              <text:p text:style-name="P26">Mettre à jour un bundle installé/activé (si vous corrigez des erreurs dans votre bundle) : <text:span text:style-name="T16">osgi&gt; update &lt;id-du-bundle&gt; </text:span><text:span text:style-name="T32">(même chose sur Felix)</text:span></text:p>
              <text:p text:style-name="P21">Si le bundle est installé seulement, ce bundle va être dés-installer puis ré-installé (<text:span text:style-name="T11">uninstall</text:span> puis <text:span text:style-name="T11">install</text:span>). Si le bundle est actif, ce bundle va être ré-installé et ré-activé (<text:span text:style-name="T11">stop</text:span>, <text:span text:style-name="T11">uninstall</text:span>, <text:span text:style-name="T11">install</text:span> puis <text:span text:style-name="T11">start</text:span>).</text:p>
            </text:list-item>
            <text:list-item>
              <text:p text:style-name="P26">Désactiver un bundle : <text:s/><text:span text:style-name="T16">osgi&gt; stop &lt;id-du-bundle&gt; </text:span><text:span text:style-name="T32">(même chose sur Felix)</text:span></text:p>
              <text:p text:style-name="P21">La méthode <text:span text:style-name="T15">stop</text:span> de la classe « Activator » est invoquée, le cas échéant</text:p>
            </text:list-item>
            <text:list-item>
              <text:p text:style-name="P26">Désinstaller un bundle du container : <text:span text:style-name="T16">osgi&gt; uninstall &lt;id-du-bundle&gt; </text:span><text:span text:style-name="T32">(même chose sur Felix)</text:span></text:p>
            </text:list-item>
          </text:list>
        </text:list-item>
      </text:list>
      <text:list xml:id="list2672317637" text:style-name="L2">
        <text:list-item>
          <text:p text:style-name="P38"><text:span text:style-name="T12">Consulter les logs dans le sous-répertoire </text:span><text:span text:style-name="T18">configuration</text:span> <text:span text:style-name="T12">créé par Equinox dans le répertoire à partir duquel vous avez lancé le framework </text:span><text:span text:style-name="T14">(ou felix-cache)</text:span></text:p>
          <text:p text:style-name="P27"/>
        </text:list-item>
      </text:list>
      <text:p text:style-name="P5"><text:span text:style-name="T41">U</text:span>tiliser votre éditeur de texte préféré <text:span text:style-name="T51">(pourquoi pas Emacs !!!) </text:span>pour écrire vos interfaces et classes Java, et le MANIFEST.MF (N.B. : Il faut toujours ajouter une ligne vide à la fin du Manifest)</text:p>
      <text:p text:style-name="P5"/>
      <text:p text:style-name="P17"><text:span text:style-name="T12">Pour compiler vos interfaces et classes, il faut utiliser le compilateur du SDK en ligne de commande. Ne pas oublier d'ajouter au CLASSPATH le JAR d'Equinox :</text:span> <text:span text:style-name="T18">org.eclipse.osgi_xxx.jar </text:span><text:span text:style-name="T19">(ou felix.jar si vous utilisez Felix)</text:span></text:p>
      <text:p text:style-name="P5">Cela vous permet de compiler vos interfaces et classes qui, rappelons le, dépendent de l'API OSGi (BundleActivator, BundleContext, ...).</text:p>
      <text:p text:style-name="P17"/>
      <text:p text:style-name="P5">Pour composer vos bundles, il faut utiliser l'outil jar fourni par le SDK de la façon suivante :</text:p>
      <text:p text:style-name="P19"><text:tab/><text:span text:style-name="T21">jar cvmf META-INF/MANIFEST.MF &lt;nom-du-jar&gt; &lt;fichiers-du-jar&gt;</text:span></text:p>
      <text:p text:style-name="P17"/>
      <text:p text:style-name="P17"><text:span text:style-name="T12">Pour afficher sur la console le contenu d'un JAR :</text:span> <text:span text:style-name="T15">jar tvf &lt;fichier-jar&gt;</text:span></text:p>
      <text:p text:style-name="P17"><text:span text:style-name="T12">Pour extraire le contenu d'un JAR :</text:span> <text:span text:style-name="T15">jar xvf &lt;fichier-jar&gt;</text:span></text:p>
      <text:p text:style-name="P17"/>
      <text:p text:style-name="P5">Il <text:span text:style-name="T38">vaut mieux</text:span> travailler sur deux consoles : la première pour la compilation et la construction des Jars et la seconde pour saisir les commandes sur le prompt OSGi.</text:p>
      <text:p text:style-name="P17"/>
      <text:p text:style-name="P17"/>
      <text:p text:style-name="P17"/>
      <text:p text:style-name="P20"><text:soft-page-break/><text:span text:style-name="T1">Exercice 2.</text:span><text:span text:style-name="T2"> </text:span><text:span text:style-name="T3">Application HelloWorld</text:span></text:p>
      <text:p text:style-name="P16"/>
      <text:p text:style-name="P5">Écrire le bundle OSGi (vu en cours) qui affiche « Hello World ! » au moment de son activation et « Goodbye World ! » au moment de sa désactivation. <text:span text:style-name="T39">Utiliser une classe Activator (disponible dans le dépôt Github + le Manifest).</text:span></text:p>
      <text:p text:style-name="P11"/>
      <text:p text:style-name="P12">Essayer les commandes <text:span text:style-name="T35">install</text:span> puis <text:span text:style-name="T35">start</text:span>, puis <text:span text:style-name="T35">update</text:span>, puis <text:span text:style-name="T35">stop</text:span>, puis <text:span text:style-name="T35">uninstall</text:span> sur le console du framework <text:span text:style-name="T42">(après chaque commande, lancer la commande </text:span><text:span text:style-name="T37">ss</text:span><text:span text:style-name="T35"> </text:span><text:span text:style-name="T42">sur Equinox ou </text:span><text:span text:style-name="T37">lb</text:span><text:span text:style-name="T42"> sur Felix) et expliquer ce qui se passe.</text:span></text:p>
      <text:p text:style-name="P5"/>
      <text:p text:style-name="P9">Mettre en place deux bundles OSGi, un Helloer et un Printer. Le bundle Helloer fournit une méthode sayHello() pour dire « <text:span text:style-name="T40">Hello World!!! »</text:span>. <text:span text:style-name="T44">Cette méthode est déclarée dans une interface IHelloer.</text:span> <text:span text:style-name="T44">Ce bundle exporte le package dans lequel se trouve l’interface et masque le package (.impl) dans lequel se trouve la classe qui implémente l’interface. Ce bundle dispose également d’une classe Activator, placée dans le package masqué, pour démarrer l’application (elle invoque la méthode sayHello() dans start(…)). </text:span>Le bundle Printer fournit une méthode print<text:span text:style-name="T46">(String message</text:span>) qui affiche le message dans la <text:span text:style-name="T48">sortie standard (System.out.print(...))</text:span>. <text:span text:style-name="T44"><text:s/>Cette méthode est déclarée dans une interface IPrinter qui se trouve dans un package exporté par le bundle (la classe qui implémente l’interface étant dans un package .impl qui n’est pas exporté). </text:span>Connecter les deux composants de deux façons différentes :</text:p>
      <text:p text:style-name="P9">1. une classe factory dans le bundle Printer, <text:span text:style-name="T49">qui retourne un objet de type IPrinter</text:span></text:p>
      <text:p text:style-name="P9">2. une architecture à services : le bundle Printer est un fournisseur de service <text:span text:style-name="T45">IPrinter</text:span> et le bundle Helloer est un consommateur de ce service. U<text:span text:style-name="T52">tiliser la méthode manuelle vue en cours et ensuite </text:span>les Declarative Services<text:span text:style-name="T45">.</text:span></text:p>
      <text:p text:style-name="P9"/>
      <text:p text:style-name="P10">Modifier le bundle Helloer pour dire « Bonjour à tous !!!» au lieu de « Hello World!!! ».</text:p>
      <text:p text:style-name="P10"/>
      <text:p text:style-name="P10">Faire un update du bundle, <text:span text:style-name="T47">alors qu’il est actif,</text:span> et voir ce que cela donne.</text:p>
      <text:p text:style-name="P9"/>
      <text:p text:style-name="P8"/>
      <text:p text:style-name="P5"/>
      <text:p text:style-name="P7">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0T16:31:44.526157086</dc:date>
    <dc:language>fr-FR</dc:language>
    <meta:editing-cycles>205</meta:editing-cycles>
    <meta:editing-duration>P1DT4H52M16S</meta:editing-duration>
    <meta:document-statistic meta:table-count="0" meta:image-count="0" meta:object-count="0" meta:page-count="3" meta:paragraph-count="71" meta:word-count="1088" meta:character-count="6598" meta:non-whitespace-character-count="5602"/>
    <meta:user-defined meta:name="Info 1"/>
    <meta:user-defined meta:name="Info 2"/>
    <meta:user-defined meta:name="Info 3"/>
    <meta:user-defined meta:name="Info 4"/>
  </office:meta>
</office:document-meta>
</file>